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F4FDD31D68A059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81cm, 2.114cm, 14.528cm, 7.47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4cm" svg:height="23.504cm" svg:x="0.791cm" svg:y="2.091cm">
          <draw:image xlink:href="Pictures/10000000000005E8000007E09F4FDD31D68A059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6:54.314914355</dc:date>
    <meta:editing-duration>PT3M39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